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79000000AB0F20B666.png"/>
  <manifest:file-entry manifest:media-type="image/png" manifest:full-path="Pictures/100000000000008C000000A74724FBA3.png"/>
  <manifest:file-entry manifest:media-type="image/png" manifest:full-path="Pictures/100000000000008C000000A70184D29A.png"/>
  <manifest:file-entry manifest:media-type="image/png" manifest:full-path="Pictures/1000020100000132000000A3334FFA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marker-end="Arrow" draw:marker-end-width="0.508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color="#ffffff" draw:fill-color="#dc23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fill-color="#ccccff" draw:textarea-horizontal-align="center" draw:textarea-vertical-align="middle"/>
    </style:style>
    <style:style style:name="gr11" style:family="graphic" style:parent-style-name="standard">
      <style:graphic-properties draw:marker-end="Arrow" draw:marker-end-width="0.406cm" draw:textarea-horizontal-align="center" draw:textarea-vertical-align="middle"/>
    </style:style>
    <style:style style:name="gr12" style:family="graphic" style:parent-style-name="standard">
      <style:graphic-properties draw:fill-color="#ffffff" draw:textarea-horizontal-align="center" draw:textarea-vertical-align="middle"/>
    </style:style>
    <style:style style:name="gr13" style:family="graphic" style:parent-style-name="standard">
      <style:graphic-properties svg:stroke-color="#808080" draw:marker-end="Arrow" draw:marker-end-width="0.406cm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406cm" draw:fill="none" draw:textarea-horizontal-align="center" draw:textarea-vertical-align="middle"/>
    </style:style>
    <style:style style:name="gr15" style:family="graphic" style:parent-style-name="objectwithoutfill">
      <style:graphic-properties svg:stroke-color="#808080" draw:marker-end="Arrow" draw:marker-end-width="0.406cm" draw:fill="none" draw:textarea-horizontal-align="center" draw:textarea-vertical-align="middle"/>
    </style:style>
    <style:style style:name="gr16" style:family="graphic" style:parent-style-name="standard">
      <style:graphic-properties svg:stroke-width="0.102cm" draw:marker-start-width="0.457cm" draw:marker-end-width="0.457cm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999999" draw:textarea-horizontal-align="center" draw:textarea-vertical-align="middle" draw:shadow-offset-x="0.305cm" draw:shadow-offset-y="0.30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URW Chancery L'" style:font-pitch="variable"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'Bitstream Charter'" style:font-pitch="variable" fo:font-size="26pt"/>
    </style:style>
    <style:style style:name="P8" style:family="paragraph">
      <style:paragraph-properties fo:margin-left="0cm" fo:margin-right="0cm" fo:text-align="center" fo:text-indent="0cm"/>
      <style:text-properties fo:color="#ff0000" fo:font-family="'Bitstream Charter'" style:font-pitch="variable" fo:font-size="26pt"/>
    </style:style>
    <style:style style:name="P9" style:family="paragraph">
      <style:paragraph-properties fo:margin-left="0cm" fo:margin-right="0cm" fo:text-align="center" fo:text-indent="0cm"/>
      <style:text-properties fo:color="#ff0000" fo:font-family="'Bitstream Charter'" style:font-pitch="variable" fo:font-size="26pt" fo:text-shadow="none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Courier" style:font-family-generic="modern" style:font-pitch="fixed" fo:font-size="36pt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text-align="center" fo:text-indent="0cm"/>
      <style:text-properties fo:color="#808080" fo:font-family="Courier" style:font-family-generic="modern" style:font-pitch="fixed" fo:font-size="36pt"/>
    </style:style>
    <style:style style:name="P13" style:family="paragraph">
      <style:paragraph-properties fo:margin-left="0cm" fo:margin-right="0cm" fo:text-indent="0cm"/>
      <style:text-properties fo:color="#808080" fo:font-size="24pt"/>
    </style:style>
    <style:style style:name="T1" style:family="text">
      <style:text-properties fo:font-family="'URW Chancery L'" style:font-pitch="variable" fo:font-size="32pt"/>
    </style:style>
    <style:style style:name="T2" style:family="text">
      <style:text-properties fo:font-family="'Bitstream Charter'" style:font-pitch="variable" fo:font-size="26pt"/>
    </style:style>
    <style:style style:name="T3" style:family="text">
      <style:text-properties fo:color="#ff0000" fo:font-family="'Bitstream Charter'" style:font-pitch="variable" fo:font-size="26pt"/>
    </style:style>
    <style:style style:name="T4" style:family="text">
      <style:text-properties fo:color="#ff0000" fo:font-family="'Bitstream Charter'" style:font-pitch="variable" fo:font-size="26pt" fo:text-shadow="none" style:font-size-asian="18pt" style:font-size-complex="18pt"/>
    </style:style>
    <style:style style:name="T5" style:family="text">
      <style:text-properties fo:font-family="Courier" style:font-family-generic="modern" style:font-pitch="fixed" fo:font-size="36pt"/>
    </style:style>
    <style:style style:name="T6" style:family="text">
      <style:text-properties fo:font-size="24pt"/>
    </style:style>
    <style:style style:name="T7" style:family="text">
      <style:text-properties fo:color="#808080" fo:font-family="Courier" style:font-family-generic="modern" style:font-pitch="fixed" fo:font-size="36pt"/>
    </style:style>
    <style:style style:name="T8" style:family="text">
      <style:text-properties fo:color="#808080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.539cm" svg:y1="17.784cm" svg:x2="25.392cm" svg:y2="17.784cm">
          <text:p text:style-name="P2"/>
        </draw:line>
        <draw:frame draw:style-name="gr2" draw:text-style-name="P3" draw:layer="layout" svg:width="1.27cm" svg:height="1.962cm" svg:x="1.904cm" svg:y="2.576cm">
          <draw:text-box>
            <text:p text:style-name="P2"><text:span text:style-name="T1">Y</text:span></text:p>
          </draw:text-box>
        </draw:frame>
        <draw:line draw:style-name="gr1" draw:text-style-name="P1" draw:layer="layout" svg:x1="3.174cm" svg:y1="18.42cm" svg:x2="3.174cm" svg:y2="1.905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2.539cm" svg:y1="17.784cm" svg:x2="25.392cm" svg:y2="17.784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962cm" svg:x="1.904cm" svg:y="2.576cm">
          <draw:text-box>
            <text:p text:style-name="P2"><text:span text:style-name="T1">Y</text:span></text:p>
          </draw:text-box>
        </draw:frame>
        <draw:line draw:style-name="gr1" draw:text-style-name="P1" draw:layer="layout" svg:x1="3.174cm" svg:y1="18.42cm" svg:x2="3.174cm" svg:y2="1.905cm">
          <text:p text:style-name="P2"/>
        </draw:line>
        <draw:frame draw:style-name="gr4" draw:text-style-name="P1" draw:layer="layout" svg:width="7.62cm" svg:height="8.89cm" svg:x="8.89cm" svg:y="6.35cm">
          <draw:image xlink:href="Pictures/100000000000008C000000A74724FBA3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line draw:style-name="gr1" draw:text-style-name="P1" draw:layer="layout" svg:x1="2.539cm" svg:y1="17.784cm" svg:x2="25.392cm" svg:y2="17.784cm">
          <text:p text:style-name="P2"/>
        </draw:line>
        <draw:line draw:style-name="gr1" draw:text-style-name="P1" draw:layer="layout" svg:x1="3.174cm" svg:y1="18.42cm" svg:x2="3.174cm" svg:y2="1.905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962cm" svg:x="1.904cm" svg:y="2.575cm">
          <draw:text-box>
            <text:p text:style-name="P2"><text:span text:style-name="T1">Y</text:span></text:p>
          </draw:text-box>
        </draw:frame>
        <draw:frame draw:style-name="gr4" draw:text-style-name="P1" draw:layer="layout" svg:width="7.62cm" svg:height="8.89cm" svg:x="8.89cm" svg:y="6.35cm">
          <draw:image xlink:href="Pictures/100000000000008C000000A70184D29A.png" xlink:type="simple" xlink:show="embed" xlink:actuate="onLoad">
            <text:p text:style-name="P2"/>
          </draw:image>
        </draw:frame>
        <draw:custom-shape draw:style-name="gr5" draw:text-style-name="P1" draw:layer="layout" svg:width="0.635cm" svg:height="0.635cm" svg:x="8.618cm" svg:y="14.85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5" draw:text-style-name="P1" draw:layer="layout" svg:width="0.635cm" svg:height="0.635cm" svg:x="16.113cm" svg:y="6.046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2.539cm" svg:y1="17.784cm" svg:x2="25.392cm" svg:y2="17.784cm">
          <text:p text:style-name="P2"/>
        </draw:line>
        <draw:line draw:style-name="gr1" draw:text-style-name="P1" draw:layer="layout" svg:x1="3.174cm" svg:y1="18.42cm" svg:x2="3.174cm" svg:y2="1.905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962cm" svg:x="1.904cm" svg:y="2.575cm">
          <draw:text-box>
            <text:p text:style-name="P2"><text:span text:style-name="T1">Y</text:span></text:p>
          </draw:text-box>
        </draw:frame>
        <draw:line draw:style-name="gr6" draw:text-style-name="P1" draw:layer="layout" svg:x1="8.917cm" svg:y1="15.174cm" svg:x2="8.917cm" svg:y2="17.765cm">
          <text:p text:style-name="P2"/>
        </draw:line>
        <draw:line draw:style-name="gr6" draw:text-style-name="P1" draw:layer="layout" svg:x1="16.102cm" svg:y1="6.281cm" svg:x2="3.173cm" svg:y2="6.281cm">
          <text:p text:style-name="P2"/>
        </draw:line>
        <draw:line draw:style-name="gr6" draw:text-style-name="P1" draw:layer="layout" svg:x1="9.04cm" svg:y1="15.179cm" svg:x2="3.173cm" svg:y2="15.179cm">
          <text:p text:style-name="P2"/>
        </draw:line>
        <draw:frame draw:style-name="gr7" draw:text-style-name="P5" draw:layer="layout" svg:width="3.174cm" svg:height="1.424cm" svg:x="6.347cm" svg:y="18.42cm">
          <draw:text-box>
            <text:p text:style-name="P2"/>
          </draw:text-box>
        </draw:frame>
        <draw:frame draw:style-name="gr8" draw:text-style-name="P7" draw:layer="layout" svg:width="3.644cm" svg:height="1.356cm" svg:x="7.148cm" svg:y="17.786cm">
          <draw:text-box>
            <text:p text:style-name="P6"><text:span text:style-name="T2">[LLX]</text:span></text:p>
          </draw:text-box>
        </draw:frame>
        <draw:frame draw:style-name="gr8" draw:text-style-name="P7" draw:layer="layout" svg:width="3.644cm" svg:height="1.356cm" svg:x="0.05cm" svg:y="14.485cm">
          <draw:text-box>
            <text:p text:style-name="P6"><text:span text:style-name="T2">[LLY]</text:span></text:p>
          </draw:text-box>
        </draw:frame>
        <draw:frame draw:style-name="gr8" draw:text-style-name="P7" draw:layer="layout" svg:width="3.644cm" svg:height="1.356cm" svg:x="0cm" svg:y="5.482cm">
          <draw:text-box>
            <text:p text:style-name="P6"><text:span text:style-name="T2">[URY]</text:span></text:p>
          </draw:text-box>
        </draw:frame>
        <draw:frame draw:style-name="gr4" draw:text-style-name="P1" draw:layer="layout" svg:width="7.62cm" svg:height="8.89cm" svg:x="8.89cm" svg:y="6.351cm">
          <draw:image xlink:href="Pictures/100000000000008C000000A70184D29A.png" xlink:type="simple" xlink:show="embed" xlink:actuate="onLoad">
            <text:p text:style-name="P2"/>
          </draw:image>
        </draw:frame>
        <draw:custom-shape draw:style-name="gr5" draw:text-style-name="P1" draw:layer="layout" svg:width="0.635cm" svg:height="0.635cm" svg:x="8.618cm" svg:y="14.851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5" draw:text-style-name="P1" draw:layer="layout" svg:width="0.635cm" svg:height="0.635cm" svg:x="16.113cm" svg:y="6.047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line draw:style-name="gr6" draw:text-style-name="P1" draw:layer="layout" svg:x1="16.413cm" svg:y1="6.506cm" svg:x2="16.413cm" svg:y2="17.733cm">
          <text:p text:style-name="P2"/>
        </draw:line>
        <draw:frame draw:style-name="gr8" draw:text-style-name="P7" draw:layer="layout" svg:width="3.644cm" svg:height="1.356cm" svg:x="14.645cm" svg:y="17.786cm">
          <draw:text-box>
            <text:p text:style-name="P6"><text:span text:style-name="T2">[URX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line draw:style-name="gr1" draw:text-style-name="P1" draw:layer="layout" svg:x1="2.539cm" svg:y1="17.784cm" svg:x2="25.392cm" svg:y2="17.784cm">
          <text:p text:style-name="P2"/>
        </draw:line>
        <draw:line draw:style-name="gr1" draw:text-style-name="P1" draw:layer="layout" svg:x1="3.174cm" svg:y1="18.42cm" svg:x2="3.174cm" svg:y2="1.905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962cm" svg:x="1.904cm" svg:y="2.575cm">
          <draw:text-box>
            <text:p text:style-name="P2"><text:span text:style-name="T1">Y</text:span></text:p>
          </draw:text-box>
        </draw:frame>
        <draw:frame draw:style-name="gr7" draw:text-style-name="P5" draw:layer="layout" svg:width="3.174cm" svg:height="1.424cm" svg:x="6.348cm" svg:y="18.42cm">
          <draw:text-box>
            <text:p text:style-name="P2"/>
          </draw:text-box>
        </draw:frame>
        <draw:frame draw:style-name="gr8" draw:text-style-name="P7" draw:layer="layout" svg:width="3.644cm" svg:height="1.356cm" svg:x="7.149cm" svg:y="17.786cm">
          <draw:text-box>
            <text:p text:style-name="P6"><text:span text:style-name="T2">[LLX]</text:span></text:p>
          </draw:text-box>
        </draw:frame>
        <draw:frame draw:style-name="gr8" draw:text-style-name="P7" draw:layer="layout" svg:width="3.644cm" svg:height="1.356cm" svg:x="0.051cm" svg:y="14.485cm">
          <draw:text-box>
            <text:p text:style-name="P6"><text:span text:style-name="T2">[LLY]</text:span></text:p>
          </draw:text-box>
        </draw:frame>
        <draw:frame draw:style-name="gr8" draw:text-style-name="P7" draw:layer="layout" svg:width="3.644cm" svg:height="1.356cm" svg:x="0.001cm" svg:y="5.482cm">
          <draw:text-box>
            <text:p text:style-name="P6"><text:span text:style-name="T2">[URY]</text:span></text:p>
          </draw:text-box>
        </draw:frame>
        <draw:frame draw:style-name="gr4" draw:text-style-name="P1" draw:layer="layout" svg:width="7.62cm" svg:height="8.89cm" svg:x="8.891cm" svg:y="6.351cm">
          <draw:image xlink:href="Pictures/100000000000008C000000A70184D29A.png" xlink:type="simple" xlink:show="embed" xlink:actuate="onLoad">
            <text:p text:style-name="P2"/>
          </draw:image>
        </draw:frame>
        <draw:custom-shape draw:style-name="gr5" draw:text-style-name="P1" draw:layer="layout" svg:width="0.635cm" svg:height="0.635cm" svg:x="8.619cm" svg:y="14.851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5" draw:text-style-name="P1" draw:layer="layout" svg:width="0.635cm" svg:height="0.635cm" svg:x="16.114cm" svg:y="6.047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8" draw:text-style-name="P7" draw:layer="layout" svg:width="3.644cm" svg:height="1.356cm" svg:x="14.646cm" svg:y="17.786cm">
          <draw:text-box>
            <text:p text:style-name="P6"><text:span text:style-name="T2">[URX]</text:span></text:p>
          </draw:text-box>
        </draw:frame>
        <draw:rect draw:style-name="gr9" draw:text-style-name="P1" draw:layer="layout" svg:width="7.62cm" svg:height="8.89cm" svg:x="8.89cm" svg:y="6.35cm">
          <text:p text:style-name="P2"/>
        </draw:rect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2.539cm" svg:y1="17.784cm" svg:x2="25.392cm" svg:y2="17.784cm">
          <text:p text:style-name="P2"/>
        </draw:line>
        <draw:line draw:style-name="gr1" draw:text-style-name="P1" draw:layer="layout" svg:x1="3.174cm" svg:y1="18.42cm" svg:x2="3.174cm" svg:y2="1.905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962cm" svg:x="1.904cm" svg:y="2.575cm">
          <draw:text-box>
            <text:p text:style-name="P2"><text:span text:style-name="T1">Y</text:span></text:p>
          </draw:text-box>
        </draw:frame>
        <draw:frame draw:style-name="gr7" draw:text-style-name="P5" draw:layer="layout" svg:width="3.174cm" svg:height="1.424cm" svg:x="6.348cm" svg:y="18.42cm">
          <draw:text-box>
            <text:p text:style-name="P2"/>
          </draw:text-box>
        </draw:frame>
        <draw:frame draw:style-name="gr8" draw:text-style-name="P8" draw:layer="layout" svg:width="3.644cm" svg:height="1.356cm" svg:x="7.149cm" svg:y="17.786cm">
          <draw:text-box>
            <text:p text:style-name="P6"><text:span text:style-name="T3">[LLX]</text:span></text:p>
          </draw:text-box>
        </draw:frame>
        <draw:frame draw:style-name="gr8" draw:text-style-name="P8" draw:layer="layout" svg:width="3.644cm" svg:height="1.356cm" svg:x="0.051cm" svg:y="14.485cm">
          <draw:text-box>
            <text:p text:style-name="P6"><text:span text:style-name="T3">[LLY]</text:span></text:p>
          </draw:text-box>
        </draw:frame>
        <draw:frame draw:style-name="gr4" draw:text-style-name="P1" draw:layer="layout" svg:width="7.62cm" svg:height="8.89cm" svg:x="8.891cm" svg:y="6.351cm">
          <draw:image xlink:href="Pictures/100000000000008C000000A70184D29A.png" xlink:type="simple" xlink:show="embed" xlink:actuate="onLoad">
            <text:p text:style-name="P2"/>
          </draw:image>
        </draw:frame>
        <draw:custom-shape draw:style-name="gr5" draw:text-style-name="P1" draw:layer="layout" svg:width="0.635cm" svg:height="0.635cm" svg:x="8.619cm" svg:y="14.851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line draw:style-name="gr6" draw:text-style-name="P1" draw:layer="layout" svg:x1="8.917cm" svg:y1="15.174cm" svg:x2="8.917cm" svg:y2="17.765cm">
          <text:p text:style-name="P2"/>
        </draw:line>
        <draw:line draw:style-name="gr6" draw:text-style-name="P1" draw:layer="layout" svg:x1="9.04cm" svg:y1="15.179cm" svg:x2="3.173cm" svg:y2="15.179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2.539cm" svg:y1="17.784cm" svg:x2="25.392cm" svg:y2="17.784cm">
          <text:p text:style-name="P2"/>
        </draw:line>
        <draw:line draw:style-name="gr1" draw:text-style-name="P1" draw:layer="layout" svg:x1="3.174cm" svg:y1="18.42cm" svg:x2="3.174cm" svg:y2="1.905cm">
          <text:p text:style-name="P2"/>
        </draw:line>
        <draw:frame draw:style-name="gr2" draw:text-style-name="P3" draw:layer="layout" svg:width="1.27cm" svg:height="1.962cm" svg:x="22.617cm" svg:y="17.785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962cm" svg:x="1.904cm" svg:y="2.575cm">
          <draw:text-box>
            <text:p text:style-name="P2"><text:span text:style-name="T1">Y</text:span></text:p>
          </draw:text-box>
        </draw:frame>
        <draw:frame draw:style-name="gr7" draw:text-style-name="P5" draw:layer="layout" svg:width="3.174cm" svg:height="1.424cm" svg:x="6.348cm" svg:y="18.42cm">
          <draw:text-box>
            <text:p text:style-name="P2"/>
          </draw:text-box>
        </draw:frame>
        <draw:frame draw:style-name="gr8" draw:text-style-name="P9" draw:layer="layout" svg:width="3.644cm" svg:height="1.356cm" svg:x="0.001cm" svg:y="5.482cm">
          <draw:text-box>
            <text:p text:style-name="P6"><text:span text:style-name="T4">[URY]</text:span></text:p>
          </draw:text-box>
        </draw:frame>
        <draw:frame draw:style-name="gr4" draw:text-style-name="P1" draw:layer="layout" svg:width="7.62cm" svg:height="8.89cm" svg:x="8.891cm" svg:y="6.351cm">
          <draw:image xlink:href="Pictures/100000000000008C000000A70184D29A.png" xlink:type="simple" xlink:show="embed" xlink:actuate="onLoad">
            <text:p text:style-name="P2"/>
          </draw:image>
        </draw:frame>
        <draw:custom-shape draw:style-name="gr5" draw:text-style-name="P1" draw:layer="layout" svg:width="0.635cm" svg:height="0.635cm" svg:x="16.114cm" svg:y="6.047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8" draw:text-style-name="P8" draw:layer="layout" svg:width="3.644cm" svg:height="1.356cm" svg:x="14.646cm" svg:y="17.786cm">
          <draw:text-box>
            <text:p text:style-name="P6"><text:span text:style-name="T3">[URX]</text:span></text:p>
          </draw:text-box>
        </draw:frame>
        <draw:line draw:style-name="gr6" draw:text-style-name="P1" draw:layer="layout" svg:x1="16.102cm" svg:y1="6.281cm" svg:x2="3.173cm" svg:y2="6.281cm">
          <text:p text:style-name="P2"/>
        </draw:line>
        <draw:line draw:style-name="gr6" draw:text-style-name="P1" draw:layer="layout" svg:x1="16.413cm" svg:y1="6.506cm" svg:x2="16.413cm" svg:y2="17.733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rect draw:style-name="gr10" draw:text-style-name="P1" draw:layer="layout" svg:width="3.81cm" svg:height="2.54cm" svg:x="1.94cm" svg:y="7.585cm">
          <text:p text:style-name="P2"/>
        </draw:rect>
        <draw:frame draw:style-name="gr8" draw:text-style-name="P10" draw:layer="layout" svg:width="4.08cm" svg:height="1.69cm" svg:x="1.57cm" svg:y="7.985cm">
          <draw:text-box>
            <text:p text:style-name="P6"><text:span text:style-name="T5">.te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rect draw:style-name="gr10" draw:text-style-name="P1" draw:layer="layout" svg:width="3.81cm" svg:height="2.54cm" svg:x="1.94cm" svg:y="7.585cm">
          <text:p text:style-name="P2"/>
        </draw:rect>
        <draw:frame draw:style-name="gr8" draw:text-style-name="P10" draw:layer="layout" svg:width="4.08cm" svg:height="1.69cm" svg:x="1.57cm" svg:y="7.985cm">
          <draw:text-box>
            <text:p text:style-name="P6"><text:span text:style-name="T5">.tex</text:span></text:p>
          </draw:text-box>
        </draw:frame>
        <draw:rect draw:style-name="gr10" draw:text-style-name="P1" draw:layer="layout" svg:width="3.81cm" svg:height="2.54cm" svg:x="8.94cm" svg:y="7.585cm">
          <text:p text:style-name="P2"/>
        </draw:rect>
        <draw:frame draw:style-name="gr8" draw:text-style-name="P10" draw:layer="layout" svg:width="4.08cm" svg:height="1.69cm" svg:x="8.57cm" svg:y="7.985cm">
          <draw:text-box>
            <text:p text:style-name="P6"><text:span text:style-name="T5">.dvi</text:span></text:p>
          </draw:text-box>
        </draw:frame>
        <draw:line draw:style-name="gr11" draw:text-style-name="P1" draw:layer="layout" svg:x1="5.915cm" svg:y1="8.89cm" svg:x2="8.89cm" svg:y2="8.89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rect draw:style-name="gr10" draw:text-style-name="P1" draw:layer="layout" svg:width="3.81cm" svg:height="2.54cm" svg:x="1.94cm" svg:y="7.585cm">
          <text:p text:style-name="P2"/>
        </draw:rect>
        <draw:frame draw:style-name="gr8" draw:text-style-name="P10" draw:layer="layout" svg:width="4.08cm" svg:height="1.69cm" svg:x="1.57cm" svg:y="7.985cm">
          <draw:text-box>
            <text:p text:style-name="P6"><text:span text:style-name="T5">.tex</text:span></text:p>
          </draw:text-box>
        </draw:frame>
        <draw:rect draw:style-name="gr10" draw:text-style-name="P1" draw:layer="layout" svg:width="3.81cm" svg:height="2.54cm" svg:x="8.94cm" svg:y="7.585cm">
          <text:p text:style-name="P2"/>
        </draw:rect>
        <draw:frame draw:style-name="gr8" draw:text-style-name="P10" draw:layer="layout" svg:width="4.08cm" svg:height="1.69cm" svg:x="8.57cm" svg:y="7.985cm">
          <draw:text-box>
            <text:p text:style-name="P6"><text:span text:style-name="T5">.dvi</text:span></text:p>
          </draw:text-box>
        </draw:frame>
        <draw:rect draw:style-name="gr10" draw:text-style-name="P1" draw:layer="layout" svg:width="3.81cm" svg:height="2.54cm" svg:x="16.14cm" svg:y="5.585cm">
          <text:p text:style-name="P2"/>
        </draw:rect>
        <draw:frame draw:style-name="gr8" draw:text-style-name="P10" draw:layer="layout" svg:width="4.08cm" svg:height="1.69cm" svg:x="15.77cm" svg:y="5.985cm">
          <draw:text-box>
            <text:p text:style-name="P6"><text:span text:style-name="T5">.ps</text:span></text:p>
          </draw:text-box>
        </draw:frame>
        <draw:frame draw:style-name="gr8" draw:text-style-name="P11" draw:layer="layout" svg:width="5.08cm" svg:height="1.237cm" svg:x="20.32cm" svg:y="6.11cm">
          <draw:text-box>
            <text:p text:style-name="P2"><text:span text:style-name="T6">Stampa</text:span></text:p>
          </draw:text-box>
        </draw:frame>
        <draw:line draw:style-name="gr11" draw:text-style-name="P1" draw:layer="layout" svg:x1="5.915cm" svg:y1="8.89cm" svg:x2="8.89cm" svg:y2="8.89cm">
          <text:p text:style-name="P2"/>
        </draw:line>
        <draw:line draw:style-name="gr11" draw:text-style-name="P1" draw:layer="layout" svg:x1="12.916cm" svg:y1="8.29cm" svg:x2="15.975cm" svg:y2="6.985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rect draw:style-name="gr10" draw:text-style-name="P1" draw:layer="layout" svg:width="3.81cm" svg:height="2.54cm" svg:x="1.94cm" svg:y="7.585cm">
          <text:p text:style-name="P2"/>
        </draw:rect>
        <draw:frame draw:style-name="gr8" draw:text-style-name="P10" draw:layer="layout" svg:width="4.08cm" svg:height="1.69cm" svg:x="1.57cm" svg:y="7.985cm">
          <draw:text-box>
            <text:p text:style-name="P6"><text:span text:style-name="T5">.tex</text:span></text:p>
          </draw:text-box>
        </draw:frame>
        <draw:rect draw:style-name="gr10" draw:text-style-name="P1" draw:layer="layout" svg:width="3.81cm" svg:height="2.54cm" svg:x="8.94cm" svg:y="7.585cm">
          <text:p text:style-name="P2"/>
        </draw:rect>
        <draw:frame draw:style-name="gr8" draw:text-style-name="P10" draw:layer="layout" svg:width="4.08cm" svg:height="1.69cm" svg:x="8.57cm" svg:y="7.985cm">
          <draw:text-box>
            <text:p text:style-name="P6"><text:span text:style-name="T5">.dvi</text:span></text:p>
          </draw:text-box>
        </draw:frame>
        <draw:rect draw:style-name="gr12" draw:text-style-name="P1" draw:layer="layout" svg:width="3.81cm" svg:height="2.54cm" svg:x="16.14cm" svg:y="5.585cm">
          <text:p text:style-name="P2"/>
        </draw:rect>
        <draw:frame draw:style-name="gr8" draw:text-style-name="P12" draw:layer="layout" svg:width="4.08cm" svg:height="1.69cm" svg:x="15.77cm" svg:y="5.985cm">
          <draw:text-box>
            <text:p text:style-name="P6"><text:span text:style-name="T7">.ps</text:span></text:p>
          </draw:text-box>
        </draw:frame>
        <draw:rect draw:style-name="gr10" draw:text-style-name="P1" draw:layer="layout" svg:width="3.81cm" svg:height="2.54cm" svg:x="16.14cm" svg:y="9.685cm">
          <text:p text:style-name="P2"/>
        </draw:rect>
        <draw:frame draw:style-name="gr8" draw:text-style-name="P10" draw:layer="layout" svg:width="4.08cm" svg:height="1.69cm" svg:x="15.77cm" svg:y="10.085cm">
          <draw:text-box>
            <text:p text:style-name="P6"><text:span text:style-name="T5">.pdf</text:span></text:p>
          </draw:text-box>
        </draw:frame>
        <draw:frame draw:style-name="gr8" draw:text-style-name="P13" draw:layer="layout" svg:width="5.08cm" svg:height="1.237cm" svg:x="20.32cm" svg:y="6.11cm">
          <draw:text-box>
            <text:p text:style-name="P2"><text:span text:style-name="T8">Stampa</text:span></text:p>
          </draw:text-box>
        </draw:frame>
        <draw:frame draw:style-name="gr8" draw:text-style-name="P11" draw:layer="layout" svg:width="6.985cm" svg:height="2.223cm" svg:x="20.32cm" svg:y="9.811cm">
          <draw:text-box>
            <text:p text:style-name="P2"><text:span text:style-name="T6">Stampa e visualizzazione</text:span></text:p>
          </draw:text-box>
        </draw:frame>
        <draw:line draw:style-name="gr11" draw:text-style-name="P1" draw:layer="layout" svg:x1="5.915cm" svg:y1="8.89cm" svg:x2="8.89cm" svg:y2="8.89cm">
          <text:p text:style-name="P2"/>
        </draw:line>
        <draw:line draw:style-name="gr13" draw:text-style-name="P1" draw:layer="layout" svg:x1="12.916cm" svg:y1="8.29cm" svg:x2="15.975cm" svg:y2="6.985cm">
          <text:p text:style-name="P2"/>
        </draw:line>
        <draw:line draw:style-name="gr11" draw:text-style-name="P1" draw:layer="layout" svg:x1="12.917cm" svg:y1="9.191cm" svg:x2="15.875cm" svg:y2="10.795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rect draw:style-name="gr10" draw:text-style-name="P1" draw:layer="layout" svg:width="3.81cm" svg:height="2.54cm" svg:x="1.94cm" svg:y="7.585cm">
          <text:p text:style-name="P2"/>
        </draw:rect>
        <draw:frame draw:style-name="gr8" draw:text-style-name="P10" draw:layer="layout" svg:width="4.08cm" svg:height="1.69cm" svg:x="1.57cm" svg:y="7.985cm">
          <draw:text-box>
            <text:p text:style-name="P6"><text:span text:style-name="T5">.tex</text:span></text:p>
          </draw:text-box>
        </draw:frame>
        <draw:rect draw:style-name="gr12" draw:text-style-name="P1" draw:layer="layout" svg:width="3.81cm" svg:height="2.54cm" svg:x="8.94cm" svg:y="7.585cm">
          <text:p text:style-name="P2"/>
        </draw:rect>
        <draw:frame draw:style-name="gr8" draw:text-style-name="P12" draw:layer="layout" svg:width="4.08cm" svg:height="1.69cm" svg:x="8.57cm" svg:y="7.985cm">
          <draw:text-box>
            <text:p text:style-name="P6"><text:span text:style-name="T7">.dvi</text:span></text:p>
          </draw:text-box>
        </draw:frame>
        <draw:rect draw:style-name="gr12" draw:text-style-name="P1" draw:layer="layout" svg:width="3.81cm" svg:height="2.54cm" svg:x="16.14cm" svg:y="5.585cm">
          <text:p text:style-name="P2"/>
        </draw:rect>
        <draw:frame draw:style-name="gr8" draw:text-style-name="P12" draw:layer="layout" svg:width="4.08cm" svg:height="1.69cm" svg:x="15.77cm" svg:y="5.985cm">
          <draw:text-box>
            <text:p text:style-name="P6"><text:span text:style-name="T7">.ps</text:span></text:p>
          </draw:text-box>
        </draw:frame>
        <draw:rect draw:style-name="gr10" draw:text-style-name="P1" draw:layer="layout" svg:width="3.81cm" svg:height="2.54cm" svg:x="16.14cm" svg:y="9.685cm">
          <text:p text:style-name="P2"/>
        </draw:rect>
        <draw:frame draw:style-name="gr8" draw:text-style-name="P10" draw:layer="layout" svg:width="4.08cm" svg:height="1.69cm" svg:x="15.77cm" svg:y="10.085cm">
          <draw:text-box>
            <text:p text:style-name="P6"><text:span text:style-name="T5">.pdf</text:span></text:p>
          </draw:text-box>
        </draw:frame>
        <draw:frame draw:style-name="gr8" draw:text-style-name="P13" draw:layer="layout" svg:width="5.08cm" svg:height="1.237cm" svg:x="20.32cm" svg:y="6.11cm">
          <draw:text-box>
            <text:p text:style-name="P2"><text:span text:style-name="T8">Stampa</text:span></text:p>
          </draw:text-box>
        </draw:frame>
        <draw:frame draw:style-name="gr8" draw:text-style-name="P11" draw:layer="layout" svg:width="6.985cm" svg:height="2.223cm" svg:x="20.32cm" svg:y="9.811cm">
          <draw:text-box>
            <text:p text:style-name="P2"><text:span text:style-name="T6">Stampa e visualizzazione</text:span></text:p>
          </draw:text-box>
        </draw:frame>
        <draw:line draw:style-name="gr13" draw:text-style-name="P1" draw:layer="layout" svg:x1="5.915cm" svg:y1="8.89cm" svg:x2="8.89cm" svg:y2="8.89cm">
          <text:p text:style-name="P2"/>
        </draw:line>
        <draw:line draw:style-name="gr13" draw:text-style-name="P1" draw:layer="layout" svg:x1="12.917cm" svg:y1="9.191cm" svg:x2="15.875cm" svg:y2="10.795cm">
          <text:p text:style-name="P2"/>
        </draw:line>
        <draw:path draw:style-name="gr14" draw:text-style-name="P1" draw:layer="layout" svg:width="11.43cm" svg:height="2.099cm" svg:x="4.445cm" svg:y="10.16cm" svg:viewBox="0 0 11431 2100" svg:d="m0 0c5080 3810 11430 1270 11430 1270">
          <text:p text:style-name="P2"/>
        </draw:path>
        <draw:line draw:style-name="gr13" draw:text-style-name="P1" draw:layer="layout" svg:x1="12.917cm" svg:y1="8.291cm" svg:x2="15.976cm" svg:y2="6.986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0" draw:text-style-name="P1" draw:layer="layout" svg:width="3.81cm" svg:height="2.54cm" svg:x="1.94cm" svg:y="7.585cm">
          <text:p text:style-name="P2"/>
        </draw:rect>
        <draw:frame draw:style-name="gr8" draw:text-style-name="P10" draw:layer="layout" svg:width="4.08cm" svg:height="1.69cm" svg:x="1.57cm" svg:y="7.985cm">
          <draw:text-box>
            <text:p text:style-name="P6"><text:span text:style-name="T5">.tex</text:span></text:p>
          </draw:text-box>
        </draw:frame>
        <draw:rect draw:style-name="gr12" draw:text-style-name="P1" draw:layer="layout" svg:width="3.81cm" svg:height="2.54cm" svg:x="8.94cm" svg:y="7.585cm">
          <text:p text:style-name="P2"/>
        </draw:rect>
        <draw:frame draw:style-name="gr8" draw:text-style-name="P12" draw:layer="layout" svg:width="4.08cm" svg:height="1.69cm" svg:x="8.57cm" svg:y="7.985cm">
          <draw:text-box>
            <text:p text:style-name="P6"><text:span text:style-name="T7">.dvi</text:span></text:p>
          </draw:text-box>
        </draw:frame>
        <draw:rect draw:style-name="gr12" draw:text-style-name="P1" draw:layer="layout" svg:width="3.81cm" svg:height="2.54cm" svg:x="16.14cm" svg:y="5.585cm">
          <text:p text:style-name="P2"/>
        </draw:rect>
        <draw:frame draw:style-name="gr8" draw:text-style-name="P12" draw:layer="layout" svg:width="4.08cm" svg:height="1.69cm" svg:x="15.77cm" svg:y="5.985cm">
          <draw:text-box>
            <text:p text:style-name="P6"><text:span text:style-name="T7">.ps</text:span></text:p>
          </draw:text-box>
        </draw:frame>
        <draw:rect draw:style-name="gr12" draw:text-style-name="P1" draw:layer="layout" svg:width="3.81cm" svg:height="2.54cm" svg:x="16.14cm" svg:y="9.685cm">
          <text:p text:style-name="P2"/>
        </draw:rect>
        <draw:frame draw:style-name="gr8" draw:text-style-name="P12" draw:layer="layout" svg:width="4.08cm" svg:height="1.69cm" svg:x="15.77cm" svg:y="10.085cm">
          <draw:text-box>
            <text:p text:style-name="P6"><text:span text:style-name="T7">.pdf</text:span></text:p>
          </draw:text-box>
        </draw:frame>
        <draw:frame draw:style-name="gr8" draw:text-style-name="P13" draw:layer="layout" svg:width="5.08cm" svg:height="1.237cm" svg:x="20.32cm" svg:y="6.11cm">
          <draw:text-box>
            <text:p text:style-name="P2"><text:span text:style-name="T8">Stampa</text:span></text:p>
          </draw:text-box>
        </draw:frame>
        <draw:frame draw:style-name="gr8" draw:text-style-name="P13" draw:layer="layout" svg:width="6.985cm" svg:height="2.223cm" svg:x="20.32cm" svg:y="9.811cm">
          <draw:text-box>
            <text:p text:style-name="P2"><text:span text:style-name="T8">Stampa e visualizzazione</text:span></text:p>
          </draw:text-box>
        </draw:frame>
        <draw:path draw:style-name="gr15" draw:text-style-name="P1" draw:layer="layout" svg:width="11.43cm" svg:height="2.099cm" svg:x="4.445cm" svg:y="10.16cm" svg:viewBox="0 0 11431 2100" svg:d="m0 0c5080 3810 11430 1270 11430 1270">
          <text:p text:style-name="P2"/>
        </draw:path>
        <draw:rect draw:style-name="gr10" draw:text-style-name="P1" draw:layer="layout" svg:width="3.81cm" svg:height="2.54cm" svg:x="16.14cm" svg:y="13.185cm">
          <text:p text:style-name="P2"/>
        </draw:rect>
        <draw:frame draw:style-name="gr8" draw:text-style-name="P10" draw:layer="layout" svg:width="4.395cm" svg:height="1.69cm" svg:x="15.77cm" svg:y="13.585cm">
          <draw:text-box>
            <text:p text:style-name="P6"><text:span text:style-name="T5">.html</text:span></text:p>
          </draw:text-box>
        </draw:frame>
        <draw:path draw:style-name="gr14" draw:text-style-name="P1" draw:layer="layout" svg:width="11.43cm" svg:height="4.444cm" svg:x="4.445cm" svg:y="10.161cm" svg:viewBox="0 0 11431 4445" svg:d="m0 0c5080 3810 11430 4444 11430 4444">
          <text:p text:style-name="P2"/>
        </draw:path>
        <draw:line draw:style-name="gr13" draw:text-style-name="P1" draw:layer="layout" svg:x1="12.917cm" svg:y1="8.291cm" svg:x2="15.976cm" svg:y2="6.986cm">
          <text:p text:style-name="P2"/>
        </draw:line>
        <draw:line draw:style-name="gr13" draw:text-style-name="P1" draw:layer="layout" svg:x1="5.916cm" svg:y1="8.89cm" svg:x2="8.891cm" svg:y2="8.89cm">
          <text:p text:style-name="P2"/>
        </draw:line>
        <draw:line draw:style-name="gr13" draw:text-style-name="P1" draw:layer="layout" svg:x1="12.917cm" svg:y1="9.191cm" svg:x2="15.875cm" svg:y2="10.795cm">
          <text:p text:style-name="P2"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ircle draw:style-name="gr16" draw:text-style-name="P1" draw:layer="layout" svg:width="13.97cm" svg:height="13.97cm" svg:x="7.015cm" svg:y="3.245cm">
          <text:p text:style-name="P2"/>
        </draw:circle>
        <draw:circle draw:style-name="gr17" draw:text-style-name="P1" draw:layer="layout" svg:width="5.715cm" svg:height="5.715cm" svg:x="11.295cm" svg:y="7.385cm">
          <text:p text:style-name="P2"/>
        </draw:circle>
        <draw:frame draw:style-name="gr4" draw:text-style-name="P1" draw:layer="layout" svg:width="6.185cm" svg:height="2.775cm" svg:x="10.995cm" svg:y="4.11cm">
          <draw:image xlink:href="Pictures/1000000000000179000000AB0F20B666.png" xlink:type="simple" xlink:show="embed" xlink:actuate="onLoad">
            <text:p text:style-name="P2"/>
          </draw:image>
        </draw:frame>
        <draw:frame draw:style-name="gr4" draw:text-style-name="P1" draw:layer="layout" svg:width="4.789cm" svg:height="2.505cm" svg:x="11.856cm" svg:y="8.925cm">
          <draw:image xlink:href="Pictures/1000020100000132000000A3334FFAF3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2" draw:layer="backgroundobjects" svg:width="6.521cm" svg:height="1.448cm" svg:x="1.399cm" svg:y="19.136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2cm" svg:height="1.448cm" svg:x="9.572cm" svg:y="19.136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1cm" svg:height="1.448cm" svg:x="20.068cm" svg:y="19.136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1-06T16:35:46</meta:creation-date>
    <dc:date>2006-03-14T21:23:28</dc:date>
    <dc:language>en-US</dc:language>
    <meta:editing-cycles>22</meta:editing-cycles>
    <meta:editing-duration>PT2H4M33S</meta:editing-duration>
    <meta:user-defined meta:name="Info 1"/>
    <meta:user-defined meta:name="Info 2"/>
    <meta:user-defined meta:name="Info 3"/>
    <meta:user-defined meta:name="Info 4"/>
    <meta:document-statistic meta:object-count="180"/>
  </office:meta>
</office:document-meta>
</file>